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2000000438A07D42EFDA83CD0.png" manifest:media-type="image/png"/>
  <manifest:file-entry manifest:full-path="Pictures/10000000000000DD0000002EE00E748E828313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1473d0" officeooo:paragraph-rsid="001473d0"/>
    </style:style>
    <style:style style:name="P2" style:family="paragraph" style:parent-style-name="Standard">
      <style:text-properties officeooo:paragraph-rsid="001473d0"/>
    </style:style>
    <style:style style:name="P3" style:family="paragraph" style:parent-style-name="Standard">
      <style:text-properties fo:color="#000000" loext:opacity="100%" officeooo:paragraph-rsid="001473d0"/>
    </style:style>
    <style:style style:name="P4" style:family="paragraph" style:parent-style-name="Standard">
      <style:text-properties fo:color="#000000" loext:opacity="100%" officeooo:rsid="001473d0" officeooo:paragraph-rsid="001473d0"/>
    </style:style>
    <style:style style:name="P5" style:family="paragraph" style:parent-style-name="Standard">
      <style:text-properties officeooo:rsid="00154c45" officeooo:paragraph-rsid="00154c45"/>
    </style:style>
    <style:style style:name="T1" style:family="text">
      <style:text-properties officeooo:rsid="001473d0"/>
    </style:style>
    <style:style style:name="T2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000000" loext:opacity="100%" officeooo:rsid="001473d0"/>
    </style:style>
    <style:style style:name="T20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актическое занятие № 1<text:span text:style-name="T1">6</text:span></text:p>
      <text:p text:style-name="Standard">Тема: составление программ с использованием ООП.</text:p>
      <text:p text:style-name="Standard">Цель: закрепить усвоенные знания, понятия, алгоритмы, основные принципы составления программ, приобрести навыки составление программ с ООП в IDE PyCharm Community.</text:p>
      <text:p text:style-name="Standard">Постановка задачи:</text:p>
      <text:p text:style-name="P2"><text:span text:style-name="T1">1. </text:span>Создайте класс «Круг», который имеет атрибут радиуса и методы для вычисления площади, длины окружности и диаметра.</text:p>
      <text:p text:style-name="P2"><text:span text:style-name="T1">2. </text:span>Создание базового класса "Транспортное средство" и его наследование для создания классов "Автомобиль" и "Мотоцикл". В классе "Транспортное средство" будут общие свойства, такие как максимальная скорость и количество колес, а классынаследники будут иметь свои уникальные свойства и методы. </text:p>
      <text:p text:style-name="P2"><text:span text:style-name="T1">3. </text:span>Для задачи из блока 1 создать две функции, save_def и load_def, которые позволяют сохранять информацию из экземпляров класса (3 шт.) в файл и загружать ее обратно. Использовать модуль pickle для сериализации и десериализации объектов Python в бинарном формате.</text:p>
      <text:p text:style-name="Standard">Тип алгоритма: <text:s/>линейный.</text:p>
      <text:p text:style-name="Standard">Текст программы:</text:p>
      <text:p text:style-name="P2"><text:span text:style-name="T1">1.</text:span><text:span text:style-name="T11"># Создайте класс «Круг», который имеет атрибут радиуса и методы для вычисления</text:span><text:span text:style-name="T10"><text:line-break/></text:span><text:span text:style-name="T11"># площади, длины окружности и диаметра.</text:span><text:span text:style-name="T10"><text:line-break/></text:span><text:span text:style-name="T11">from </text:span><text:span text:style-name="T11">math </text:span><text:span text:style-name="T11">import </text:span><text:span text:style-name="T11">pi</text:span><text:span text:style-name="T10"><text:line-break/></text:span><text:span text:style-name="T11">class </text:span><text:span text:style-name="T11">Circle:</text:span><text:span text:style-name="T10"><text:line-break/><text:line-break/></text:span><text:span text:style-name="T11"> <text:s text:c="3"/></text:span><text:span text:style-name="T11">def </text:span><text:span text:style-name="T11">__init__</text:span><text:span text:style-name="T11">(</text:span><text:span text:style-name="T11">self</text:span><text:span text:style-name="T11">, radius):</text:span><text:span text:style-name="T10"><text:line-break/></text:span><text:span text:style-name="T11"> <text:s text:c="7"/></text:span><text:span text:style-name="T11">self</text:span><text:span text:style-name="T11">.radius = radius</text:span><text:span text:style-name="T10"><text:line-break/><text:line-break/></text:span><text:span text:style-name="T11"> <text:s text:c="3"/></text:span><text:span text:style-name="T11">def </text:span><text:span text:style-name="T11">area</text:span><text:span text:style-name="T11">(</text:span><text:span text:style-name="T11">self</text:span><text:span text:style-name="T11">):</text:span><text:span text:style-name="T10"><text:line-break/></text:span><text:span text:style-name="T11"> <text:s text:c="7"/>S = pi * </text:span><text:span text:style-name="T11">self</text:span><text:span text:style-name="T11">.radius**</text:span><text:span text:style-name="T11">2</text:span><text:span text:style-name="T10"><text:line-break/></text:span><text:span text:style-name="T11"> <text:s text:c="7"/></text:span><text:span text:style-name="T11">print(</text:span><text:span text:style-name="T11">"Площадь равна: "</text:span><text:span text:style-name="T11">, S)</text:span><text:span text:style-name="T10"><text:line-break/><text:line-break/></text:span><text:span text:style-name="T11"> <text:s text:c="3"/></text:span><text:span text:style-name="T11">def </text:span><text:span text:style-name="T11">length</text:span><text:span text:style-name="T11">(</text:span><text:span text:style-name="T11">self</text:span><text:span text:style-name="T11">):</text:span><text:span text:style-name="T10"><text:line-break/></text:span><text:span text:style-name="T11"> <text:s text:c="7"/>C = </text:span><text:span text:style-name="T11">2 </text:span><text:span text:style-name="T11">* pi * </text:span><text:span text:style-name="T11">self</text:span><text:span text:style-name="T11">.radius</text:span><text:span text:style-name="T10"><text:line-break/></text:span><text:span text:style-name="T11"> <text:s text:c="7"/>print(</text:span><text:span text:style-name="T11">"Длина окружности равна: "</text:span><text:span text:style-name="T11">, C)</text:span><text:span text:style-name="T10"><text:line-break/><text:line-break/></text:span><text:span text:style-name="T11"> <text:s text:c="3"/></text:span><text:span text:style-name="T11">def </text:span><text:span text:style-name="T11">diametr</text:span><text:span text:style-name="T11">(</text:span><text:span text:style-name="T11">self</text:span><text:span text:style-name="T11">):</text:span><text:span text:style-name="T10"><text:line-break/></text:span><text:span text:style-name="T11"> <text:s text:c="7"/>D = </text:span><text:span text:style-name="T11">2 </text:span><text:span text:style-name="T11">* </text:span><text:span text:style-name="T11">self</text:span><text:span text:style-name="T11">.radius</text:span><text:span text:style-name="T10"><text:line-break/></text:span><text:span text:style-name="T11"> <text:s text:c="7"/>print(</text:span><text:span text:style-name="T11">"Диаметр равен: "</text:span><text:span text:style-name="T11">, D)</text:span><text:span text:style-name="T10"><text:line-break/><text:line-break/></text:span><text:span text:style-name="T11">circle = Circle(</text:span><text:span text:style-name="T11">5</text:span><text:span text:style-name="T11">)</text:span><text:span text:style-name="T10"><text:line-break/></text:span><text:span text:style-name="T11">circle.area()</text:span><text:span text:style-name="T10"><text:line-break/></text:span><text:span text:style-name="T11">circle.length()</text:span><text:span text:style-name="T10"><text:line-break/></text:span><text:span text:style-name="T11">circle.diametr()</text:span><text:span text:style-name="T10"><text:line-break/></text:span><text:span text:style-name="T11">print(circle.</text:span><text:span text:style-name="T11">__dict__</text:span><text:span text:style-name="T11">)</text:span></text:p>
      <text:p text:style-name="P2"><text:span text:style-name="T11"/></text:p>
      <text:p text:style-name="P1"><text:span text:style-name="T11">Протокол работы программы:</text:span></text:p>
      <text:p text:style-name="P1"><text:span text:style-name="T11"/></text:p>
      <text:p text:style-name="P1">Площадь равна: <text:s/>78.53981633974483</text:p>
      <text:p text:style-name="P1">Длина окружности равна: <text:s/>31.41592653589793</text:p>
      <text:p text:style-name="P1">Диаметр равен: <text:s/>10</text:p>
      <text:p text:style-name="P1">{'radius': 5}</text:p>
      <text:p text:style-name="P1"/>
      <text:p text:style-name="P1">Process finished with exit code 0</text:p>
      <text:p text:style-name="P1"/>
      <text:p text:style-name="P1"/>
      <text:p text:style-name="P2"><text:soft-page-break/><text:span text:style-name="T1">2</text:span><text:span text:style-name="T19">.</text:span><text:span text:style-name="T11"># Создание базового класса "Транспортное средство" и его наследование для создания</text:span><text:span text:style-name="T10"><text:line-break/></text:span><text:span text:style-name="T11"># классов "Автомобиль" и "Мотоцикл". В классе "Транспортное средство" будут</text:span><text:span text:style-name="T10"><text:line-break/></text:span><text:span text:style-name="T11"># общие свойства, такие как максимальная скорость и количество колес, а классы-наследники</text:span><text:span text:style-name="T10"><text:line-break/></text:span><text:span text:style-name="T11"># будут иметь свои уникальные свойства и методы.</text:span><text:span text:style-name="T10"><text:line-break/><text:line-break/></text:span><text:span text:style-name="T11">class </text:span><text:span text:style-name="T11">Transport:</text:span><text:span text:style-name="T10"><text:line-break/></text:span><text:span text:style-name="T11"> <text:s text:c="3"/></text:span><text:span text:style-name="T11">def </text:span><text:span text:style-name="T11">__init__</text:span><text:span text:style-name="T11">(</text:span><text:span text:style-name="T11">self</text:span><text:span text:style-name="T11">, max_speed, num_wheels):</text:span><text:span text:style-name="T10"><text:line-break/></text:span><text:span text:style-name="T11"> <text:s text:c="7"/></text:span><text:span text:style-name="T11">self</text:span><text:span text:style-name="T11">.max_speed = max_speed</text:span><text:span text:style-name="T10"><text:line-break/></text:span><text:span text:style-name="T11"> <text:s text:c="7"/></text:span><text:span text:style-name="T11">self</text:span><text:span text:style-name="T11">.num_wheels = num_wheels</text:span><text:span text:style-name="T10"><text:line-break/><text:line-break/></text:span><text:span text:style-name="T11">class </text:span><text:span text:style-name="T11">Car(Transport):</text:span><text:span text:style-name="T10"><text:line-break/></text:span><text:span text:style-name="T11"> <text:s text:c="3"/></text:span><text:span text:style-name="T11">def </text:span><text:span text:style-name="T11">__init__</text:span><text:span text:style-name="T11">(</text:span><text:span text:style-name="T11">self</text:span><text:span text:style-name="T11">, max_speed, num_wheels, path, time):</text:span><text:span text:style-name="T10"><text:line-break/></text:span><text:span text:style-name="T11"> <text:s text:c="7"/>super().</text:span><text:span text:style-name="T11">__init__</text:span><text:span text:style-name="T11">(max_speed, num_wheels)</text:span><text:span text:style-name="T10"><text:line-break/></text:span><text:span text:style-name="T11"> <text:s text:c="7"/></text:span><text:span text:style-name="T11">self</text:span><text:span text:style-name="T11">.path = path</text:span><text:span text:style-name="T10"><text:line-break/></text:span><text:span text:style-name="T11"> <text:s text:c="7"/></text:span><text:span text:style-name="T11">self</text:span><text:span text:style-name="T11">.time = time</text:span><text:span text:style-name="T10"><text:line-break/><text:line-break/></text:span><text:span text:style-name="T11"> <text:s text:c="3"/></text:span><text:span text:style-name="T11">def </text:span><text:span text:style-name="T11">calculate_speed</text:span><text:span text:style-name="T11">(</text:span><text:span text:style-name="T11">self</text:span><text:span text:style-name="T11">):</text:span><text:span text:style-name="T10"><text:line-break/></text:span><text:span text:style-name="T11"> <text:s text:c="7"/></text:span><text:span text:style-name="T11">if </text:span><text:span text:style-name="T11">self</text:span><text:span text:style-name="T11">.time &gt; </text:span><text:span text:style-name="T11">0</text:span><text:span text:style-name="T11">:</text:span><text:span text:style-name="T10"><text:line-break/></text:span><text:span text:style-name="T11"> <text:s text:c="11"/></text:span><text:span text:style-name="T11">return </text:span><text:span text:style-name="T11">self</text:span><text:span text:style-name="T11">.path / </text:span><text:span text:style-name="T11">self</text:span><text:span text:style-name="T11">.time</text:span><text:span text:style-name="T10"><text:line-break/></text:span><text:span text:style-name="T11"> <text:s text:c="7"/></text:span><text:span text:style-name="T11">else</text:span><text:span text:style-name="T11">:</text:span><text:span text:style-name="T10"><text:line-break/></text:span><text:span text:style-name="T11"> <text:s text:c="11"/></text:span><text:span text:style-name="T11">return </text:span><text:span text:style-name="T11">0</text:span><text:span text:style-name="T10"><text:line-break/><text:line-break/></text:span><text:span text:style-name="T11"> <text:s text:c="3"/></text:span><text:span text:style-name="T11">def </text:span><text:span text:style-name="T11">describe</text:span><text:span text:style-name="T11">(</text:span><text:span text:style-name="T11">self</text:span><text:span text:style-name="T11">):</text:span><text:span text:style-name="T10"><text:line-break/></text:span><text:span text:style-name="T11"> <text:s text:c="7"/>speed = </text:span><text:span text:style-name="T11">self</text:span><text:span text:style-name="T11">.calculate_speed()</text:span><text:span text:style-name="T10"><text:line-break/></text:span><text:span text:style-name="T11"> <text:s text:c="7"/></text:span><text:span text:style-name="T11">return </text:span><text:span text:style-name="T11">f"Автомобиль: максимальная скорость: </text:span><text:span text:style-name="T11">{</text:span><text:span text:style-name="T11">self</text:span><text:span text:style-name="T11">.max_speed</text:span><text:span text:style-name="T11">}</text:span><text:span text:style-name="T11"> км/ч, количество колёс: </text:span><text:span text:style-name="T11">{</text:span><text:span text:style-name="T11">self</text:span><text:span text:style-name="T11">.num_wheels</text:span><text:span text:style-name="T11">}</text:span><text:span text:style-name="T11">, путь: </text:span><text:span text:style-name="T11">{</text:span><text:span text:style-name="T11">self</text:span><text:span text:style-name="T11">.path</text:span><text:span text:style-name="T11">}</text:span><text:span text:style-name="T11"> км, время:: </text:span><text:span text:style-name="T11">{</text:span><text:span text:style-name="T11">self</text:span><text:span text:style-name="T11">.time</text:span><text:span text:style-name="T11">}</text:span><text:span text:style-name="T11"> ч, расчетная скорость: </text:span><text:span text:style-name="T11">{</text:span><text:span text:style-name="T11">speed</text:span><text:span text:style-name="T11">}</text:span><text:span text:style-name="T11"> км/ч."</text:span><text:span text:style-name="T10"><text:line-break/><text:line-break/></text:span><text:span text:style-name="T11">class </text:span><text:span text:style-name="T11">Motorcycle(Transport):</text:span><text:span text:style-name="T10"><text:line-break/></text:span><text:span text:style-name="T11"> <text:s text:c="3"/></text:span><text:span text:style-name="T11">def </text:span><text:span text:style-name="T11">__init__</text:span><text:span text:style-name="T11">(</text:span><text:span text:style-name="T11">self</text:span><text:span text:style-name="T11">, max_speed, num_wheels, speed, time):</text:span><text:span text:style-name="T10"><text:line-break/></text:span><text:span text:style-name="T11"> <text:s text:c="7"/>super().</text:span><text:span text:style-name="T11">__init__</text:span><text:span text:style-name="T11">(max_speed, num_wheels)</text:span><text:span text:style-name="T10"><text:line-break/></text:span><text:span text:style-name="T11"> <text:s text:c="7"/></text:span><text:span text:style-name="T11">self</text:span><text:span text:style-name="T11">.speed = speed</text:span><text:span text:style-name="T10"><text:line-break/></text:span><text:span text:style-name="T11"> <text:s text:c="7"/></text:span><text:span text:style-name="T11">self</text:span><text:span text:style-name="T11">.time = time</text:span><text:span text:style-name="T10"><text:line-break/><text:line-break/></text:span><text:span text:style-name="T11"> <text:s text:c="3"/></text:span><text:span text:style-name="T11">def </text:span><text:span text:style-name="T11">calculate_path</text:span><text:span text:style-name="T11">(</text:span><text:span text:style-name="T11">self</text:span><text:span text:style-name="T11">):</text:span><text:span text:style-name="T10"><text:line-break/></text:span><text:span text:style-name="T11"> <text:s text:c="7"/></text:span><text:span text:style-name="T11">return </text:span><text:span text:style-name="T11">self</text:span><text:span text:style-name="T11">.speed * </text:span><text:span text:style-name="T11">self</text:span><text:span text:style-name="T11">.time</text:span><text:span text:style-name="T10"><text:line-break/><text:line-break/></text:span><text:span text:style-name="T11"> <text:s text:c="3"/></text:span><text:span text:style-name="T11">def </text:span><text:span text:style-name="T11">describe</text:span><text:span text:style-name="T11">(</text:span><text:span text:style-name="T11">self</text:span><text:span text:style-name="T11">):</text:span><text:span text:style-name="T10"><text:line-break/></text:span><text:span text:style-name="T11"> <text:s text:c="7"/>path = </text:span><text:span text:style-name="T11">self</text:span><text:span text:style-name="T11">.calculate_path()</text:span><text:span text:style-name="T10"><text:line-break/></text:span><text:span text:style-name="T11"> <text:s text:c="7"/></text:span><text:span text:style-name="T11">return </text:span><text:span text:style-name="T11">f"Мотоцикл: максимальная скорость: </text:span><text:span text:style-name="T11">{</text:span><text:span text:style-name="T11">self</text:span><text:span text:style-name="T11">.max_speed</text:span><text:span text:style-name="T11">}</text:span><text:span text:style-name="T11"> км/ч, количество колёс:</text:span><text:span text:style-name="T11">{</text:span><text:span text:style-name="T11">self</text:span><text:span text:style-name="T11">.num_wheels</text:span><text:span text:style-name="T11">}</text:span><text:span text:style-name="T11">, скорость: </text:span><text:span text:style-name="T11">{</text:span><text:span text:style-name="T11">self</text:span><text:span text:style-name="T11">.speed</text:span><text:span text:style-name="T11">}</text:span><text:span text:style-name="T11"> км/ч, время: </text:span><text:span text:style-name="T11">{</text:span><text:span text:style-name="T11">self</text:span><text:span text:style-name="T11">.time</text:span><text:span text:style-name="T11">}</text:span><text:span text:style-name="T11"> ч, расчетный путь: </text:span><text:span text:style-name="T11">{</text:span><text:span text:style-name="T11">path</text:span><text:span text:style-name="T11">}</text:span><text:span text:style-name="T11"> км."</text:span><text:span text:style-name="T10"><text:line-break/><text:line-break/></text:span><text:span text:style-name="T11">car = Car(</text:span><text:span text:style-name="T11">180</text:span><text:span text:style-name="T11">, </text:span><text:span text:style-name="T11">4</text:span><text:span text:style-name="T11">, </text:span><text:span text:style-name="T11">400</text:span><text:span text:style-name="T11">, </text:span><text:span text:style-name="T11">4</text:span><text:span text:style-name="T11">)</text:span><text:span text:style-name="T10"><text:line-break/></text:span><text:span text:style-name="T11">print(car.describe())</text:span><text:span text:style-name="T10"><text:line-break/><text:line-break/></text:span><text:span text:style-name="T11">motorcycle = Motorcycle(</text:span><text:span text:style-name="T11">200</text:span><text:span text:style-name="T11">, </text:span><text:span text:style-name="T11">2</text:span><text:span text:style-name="T11">, </text:span><text:span text:style-name="T11">85</text:span><text:span text:style-name="T11">, </text:span><text:span text:style-name="T11">3</text:span><text:span text:style-name="T11">)</text:span><text:span text:style-name="T10"><text:line-break/></text:span><text:span text:style-name="T11">print(motorcycle.describe())</text:span></text:p>
      <text:p text:style-name="P1"/>
      <text:p text:style-name="P1"><text:span text:style-name="T11">Протокол работы программы:</text:span></text:p>
      <text:p text:style-name="P1"><text:span text:style-name="T11"/></text:p>
      <text:p text:style-name="P1">Автомобиль: максимальная скорость: 180 км/ч, количество колёс: 4, путь: 400 км, время:: 4 ч, расчетная скорость: 100.0 км/ч.</text:p>
      <text:p text:style-name="P1">Мотоцикл: максимальная скорость: 200 км/ч, количество колёс:2, скорость: 85 км/ч, время: 3 ч, расчетный путь: 255 км.</text:p>
      <text:p text:style-name="P1"><text:soft-page-break/></text:p>
      <text:p text:style-name="P1">Process finished with exit code 0</text:p>
      <text:p text:style-name="P1"/>
      <text:p text:style-name="P3"><text:span text:style-name="T1">3.</text:span><text:span text:style-name="T20"># Для задачи из блока 1 создать две функции, save_def и load_def, которые позволяют</text:span><text:line-break/><text:span text:style-name="T20"># сохранять информацию из экземпляров класса (3 шт.) в файл и загружать ее обратно.</text:span><text:line-break/><text:span text:style-name="T20"># Использовать модуль pickle для сериализации и десериализации объектов Python в</text:span><text:line-break/><text:span text:style-name="T20"># бинарном формате.</text:span><text:line-break/><text:line-break/><text:span text:style-name="T20">import </text:span><text:span text:style-name="T20">pickle</text:span><text:line-break/><text:line-break/><text:span text:style-name="T20">from </text:span><text:span text:style-name="T20">math </text:span><text:span text:style-name="T20">import </text:span><text:span text:style-name="T20">pi</text:span><text:line-break/><text:span text:style-name="T20">class </text:span><text:span text:style-name="T20">Circle:</text:span><text:line-break/><text:span text:style-name="T20"> <text:s text:c="3"/></text:span><text:span text:style-name="T20">def </text:span><text:span text:style-name="T20">__init__</text:span><text:span text:style-name="T20">(</text:span><text:span text:style-name="T20">self</text:span><text:span text:style-name="T20">, radius):</text:span><text:line-break/><text:span text:style-name="T20"> <text:s text:c="7"/></text:span><text:span text:style-name="T20">self</text:span><text:span text:style-name="T20">.radius = radius</text:span><text:line-break/><text:line-break/><text:span text:style-name="T20"> <text:s text:c="3"/></text:span><text:span text:style-name="T20">def </text:span><text:span text:style-name="T20">area</text:span><text:span text:style-name="T20">(</text:span><text:span text:style-name="T20">self</text:span><text:span text:style-name="T20">):</text:span><text:line-break/><text:span text:style-name="T20"> <text:s text:c="7"/></text:span><text:span text:style-name="T20">return </text:span><text:span text:style-name="T20">pi * </text:span><text:span text:style-name="T20">self</text:span><text:span text:style-name="T20">.radius ** </text:span><text:span text:style-name="T20">2</text:span><text:line-break/><text:line-break/><text:span text:style-name="T20"> <text:s text:c="3"/></text:span><text:span text:style-name="T20">def </text:span><text:span text:style-name="T20">length</text:span><text:span text:style-name="T20">(</text:span><text:span text:style-name="T20">self</text:span><text:span text:style-name="T20">):</text:span><text:line-break/><text:span text:style-name="T20"> <text:s text:c="7"/></text:span><text:span text:style-name="T20">return </text:span><text:span text:style-name="T20">2 </text:span><text:span text:style-name="T20">* pi * </text:span><text:span text:style-name="T20">self</text:span><text:span text:style-name="T20">.radius</text:span><text:line-break/><text:line-break/><text:span text:style-name="T20"> <text:s text:c="3"/></text:span><text:span text:style-name="T20">def </text:span><text:span text:style-name="T20">diameter</text:span><text:span text:style-name="T20">(</text:span><text:span text:style-name="T20">self</text:span><text:span text:style-name="T20">):</text:span><text:line-break/><text:span text:style-name="T20"> <text:s text:c="7"/></text:span><text:span text:style-name="T20">return </text:span><text:span text:style-name="T20">2 </text:span><text:span text:style-name="T20">* </text:span><text:span text:style-name="T20">self</text:span><text:span text:style-name="T20">.radius</text:span><text:line-break/><text:line-break/><text:span text:style-name="T20">def </text:span><text:span text:style-name="T20">save_def</text:span><text:span text:style-name="T20">(circles, filename):</text:span><text:line-break/><text:span text:style-name="T20"> <text:s text:c="3"/></text:span><text:span text:style-name="T20">with </text:span><text:span text:style-name="T20">open(filename, </text:span><text:span text:style-name="T20">'wb'</text:span><text:span text:style-name="T20">) </text:span><text:span text:style-name="T20">as </text:span><text:span text:style-name="T20">file:</text:span><text:line-break/><text:span text:style-name="T20"> <text:s text:c="7"/>pickle.dump(circles, file)</text:span><text:line-break/><text:line-break/><text:span text:style-name="T20">def </text:span><text:span text:style-name="T20">load_def</text:span><text:span text:style-name="T20">(filename):</text:span><text:line-break/><text:span text:style-name="T20"> <text:s text:c="3"/></text:span><text:span text:style-name="T20">with </text:span><text:span text:style-name="T20">open(filename, </text:span><text:span text:style-name="T20">'rb'</text:span><text:span text:style-name="T20">) </text:span><text:span text:style-name="T20">as </text:span><text:span text:style-name="T20">file:</text:span><text:line-break/><text:span text:style-name="T20"> <text:s text:c="7"/></text:span><text:span text:style-name="T20">return </text:span><text:span text:style-name="T20">pickle.load(file)</text:span><text:line-break/><text:line-break/><text:span text:style-name="T20">circle1 = Circle(</text:span><text:span text:style-name="T20">5</text:span><text:span text:style-name="T20">)</text:span><text:line-break/><text:span text:style-name="T20">circle2 = Circle(</text:span><text:span text:style-name="T20">7</text:span><text:span text:style-name="T20">)</text:span><text:line-break/><text:span text:style-name="T20">circle3 = Circle(</text:span><text:span text:style-name="T20">10</text:span><text:span text:style-name="T20">)</text:span><text:line-break/><text:line-break/><text:span text:style-name="T20">print(</text:span><text:span text:style-name="T20">"Круг 1:"</text:span><text:span text:style-name="T20">)</text:span><text:line-break/><text:span text:style-name="T20">print(</text:span><text:span text:style-name="T20">"Площадь:"</text:span><text:span text:style-name="T20">, circle1.area())</text:span><text:line-break/><text:span text:style-name="T20">print(</text:span><text:span text:style-name="T20">"Длина окружности:"</text:span><text:span text:style-name="T20">, circle1.length())</text:span><text:line-break/><text:span text:style-name="T20">print(</text:span><text:span text:style-name="T20">"Диаметр:"</text:span><text:span text:style-name="T20">, circle1.diameter())</text:span><text:line-break/><text:line-break/><text:span text:style-name="T20">print(</text:span><text:span text:style-name="T20">"</text:span><text:span text:style-name="T20">\n</text:span><text:span text:style-name="T20">Круг 2:"</text:span><text:span text:style-name="T20">)</text:span><text:line-break/><text:span text:style-name="T20">print(</text:span><text:span text:style-name="T20">"Площадь:"</text:span><text:span text:style-name="T20">, circle2.area())</text:span><text:line-break/><text:span text:style-name="T20">print(</text:span><text:span text:style-name="T20">"Длина окружности:"</text:span><text:span text:style-name="T20">, circle2.length())</text:span><text:line-break/><text:span text:style-name="T20">print(</text:span><text:span text:style-name="T20">"Диаметр:"</text:span><text:span text:style-name="T20">, circle2.diameter())</text:span><text:line-break/><text:line-break/><text:span text:style-name="T20">print(</text:span><text:span text:style-name="T20">"</text:span><text:span text:style-name="T20">\n</text:span><text:span text:style-name="T20">Круг 3:"</text:span><text:span text:style-name="T20">)</text:span><text:line-break/><text:span text:style-name="T20">print(</text:span><text:span text:style-name="T20">"Площадь:"</text:span><text:span text:style-name="T20">, circle3.area())</text:span><text:line-break/><text:span text:style-name="T20">print(</text:span><text:span text:style-name="T20">"Длина окружности:"</text:span><text:span text:style-name="T20">, circle3.length())</text:span><text:line-break/><text:span text:style-name="T20">print(</text:span><text:span text:style-name="T20">"Диаметр:"</text:span><text:span text:style-name="T20">, circle3.diameter())</text:span><text:line-break/><text:line-break/><text:span text:style-name="T20">circles = [circle1, circle2, circle3]</text:span><text:line-break/><text:span text:style-name="T20">save_def(circles, </text:span><text:span text:style-name="T20">"circles.bin"</text:span><text:span text:style-name="T20">)</text:span><text:line-break/><text:soft-page-break/><text:line-break/><text:span text:style-name="T20">loaded_circles = load_def(</text:span><text:span text:style-name="T20">"circles.bin"</text:span><text:span text:style-name="T20">)</text:span><text:line-break/><text:span text:style-name="T20">print(</text:span><text:span text:style-name="T20">"</text:span><text:span text:style-name="T20">\n</text:span><text:span text:style-name="T20">Загруженные круги:"</text:span><text:span text:style-name="T20">)</text:span><text:line-break/><text:span text:style-name="T20">for </text:span><text:span text:style-name="T20">circle </text:span><text:span text:style-name="T20">in </text:span><text:span text:style-name="T20">loaded_circles:</text:span><text:line-break/><text:span text:style-name="T20"> <text:s text:c="3"/>print(</text:span><text:span text:style-name="T20">"Площадь:"</text:span><text:span text:style-name="T20">, circle.area())</text:span><text:line-break/><text:span text:style-name="T20"> <text:s text:c="3"/>print(</text:span><text:span text:style-name="T20">"Длина окружности:"</text:span><text:span text:style-name="T20">, circle.length())</text:span><text:line-break/><text:span text:style-name="T20"> <text:s text:c="3"/>print(</text:span><text:span text:style-name="T20">"Диаметр:"</text:span><text:span text:style-name="T20">, circle.diameter())</text:span></text:p>
      <text:p text:style-name="P3"><text:span text:style-name="T20"/></text:p>
      <text:p text:style-name="P4"><text:span text:style-name="T20">Протокол работы программы:</text:span></text:p>
      <text:p text:style-name="P4"><text:span text:style-name="T20"/></text:p>
      <text:p text:style-name="P2">Круг 1:</text:p>
      <text:p text:style-name="P2">Площадь: 78.53981633974483</text:p>
      <text:p text:style-name="P2">Длина окружности: 31.41592653589793</text:p>
      <text:p text:style-name="P2">Диаметр: 10</text:p>
      <text:p text:style-name="P2"/>
      <text:p text:style-name="P2">Круг 2:</text:p>
      <text:p text:style-name="P2">Площадь: 153.93804002589985</text:p>
      <text:p text:style-name="P2">Длина окружности: 43.982297150257104</text:p>
      <text:p text:style-name="P2">Диаметр: 14</text:p>
      <text:p text:style-name="P2"/>
      <text:p text:style-name="P2">Круг 3:</text:p>
      <text:p text:style-name="P2">Площадь: 314.1592653589793</text:p>
      <text:p text:style-name="P2">Длина окружности: 62.83185307179586</text:p>
      <text:p text:style-name="P2">Диаметр: 20</text:p>
      <text:p text:style-name="P2"/>
      <text:p text:style-name="P2">Загруженные круги:</text:p>
      <text:p text:style-name="P2">Площадь: 78.53981633974483</text:p>
      <text:p text:style-name="P2">Длина окружности: 31.41592653589793</text:p>
      <text:p text:style-name="P2">Диаметр: 10</text:p>
      <text:p text:style-name="P2">Площадь: 153.93804002589985</text:p>
      <text:p text:style-name="P2">Длина окружности: 43.982297150257104</text:p>
      <text:p text:style-name="P2">Диаметр: 14</text:p>
      <text:p text:style-name="P2">Площадь: 314.1592653589793</text:p>
      <text:p text:style-name="P2">Длина окружности: 62.83185307179586</text:p>
      <text:p text:style-name="P2">Диаметр: 20</text:p>
      <text:p text:style-name="P2"/>
      <text:p text:style-name="P2">Process finished with exit code 0</text:p>
      <text:p text:style-name="P2"/>
      <text:p text:style-name="P5">Файл был создан:</text:p>
      <text:p text:style-name="P2"/>
      <text:p text:style-name="P2"><draw:frame draw:style-name="fr2" draw:name="Изображение1" text:anchor-type="char" svg:x="0.12cm" svg:y="0cm" svg:width="5.846cm" svg:height="1.215cm" draw:z-index="0"><draw:image xlink:href="Pictures/10000000000000DD0000002EE00E748E828313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Изображение2" text:anchor-type="char" svg:width="16.999cm" svg:height="1.184cm" draw:z-index="1"><draw:image xlink:href="Pictures/10000000000003C2000000438A07D42EFDA83CD0.png" xlink:type="simple" xlink:show="embed" xlink:actuate="onLoad" draw:mime-type="image/png"/></draw:frame></text:p>
      <text:p text:style-name="Standard"/>
      <text:p text:style-name="Standard">Вывод: в процессе выполнения практического занятия выработала навыки cоставление программ с использованием <text:s/><text:span text:style-name="T1">ООП</text:span> в IDE PyCharm Community. </text:p>
      <text:p text:style-name="Standard">Выполнены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5-11T15:18:21.745469136</dc:date>
    <meta:editing-cycles>2</meta:editing-cycles>
    <meta:editing-duration>PT6M47S</meta:editing-duration>
    <meta:document-statistic meta:table-count="0" meta:image-count="2" meta:object-count="0" meta:page-count="4" meta:paragraph-count="49" meta:word-count="683" meta:character-count="5991" meta:non-whitespace-character-count="4995"/>
    <meta:user-defined meta:name="Поле 1"/>
    <meta:user-defined meta:name="Поле 2"/>
    <meta:user-defined meta:name="Поле 3"/>
    <meta:user-defined meta:name="Поле 4"/>
  </office:meta>
</office:document-meta>
</file>